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1cm" svg:y="4.1cm">
          <draw:text-box>
            <text:p><text:span text:style-name="T1">i</text:span></text:p>
          </draw:text-box>
        </draw:frame>
        <draw:frame draw:style-name="gr3" draw:text-style-name="P2" draw:layer="layout" svg:width="14.957cm" svg:height="8.413cm" svg:x="0.343cm" svg:y="0.88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11-25T16:50:21.979763159</dc:date>
    <meta:editing-duration>PT3M35S</meta:editing-duration>
    <meta:editing-cycles>24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958cm" svg:height="8.414cm" xlink:href="." xlink:type="simple" chart:class="chart:scatter" chart:style-name="ch1">
        <chart:plot-area chart:style-name="ch2" chart:data-source-has-labels="both" svg:x="0.299cm" svg:y="0.168cm" svg:width="14.36cm" svg:height="8.078cm">
          <chart:coordinate-region svg:x="0.841cm" svg:y="0.367cm" svg:width="13.724cm" svg:height="7.68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28557521937308">
                <text:p>-1.285575219373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.96961550602442">
                <text:p>-1.969615506024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73205080756888">
                <text:p>-1.732050807568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684040286651338">
                <text:p>-0.6840402866513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684040286651337">
                <text:p>0.6840402866513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96961550602442">
                <text:p>1.969615506024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28557521937308">
                <text:p>1.285575219373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.67394039744206E-016">
                <text:p>3.67394039744206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